
<file path=META-INF/manifest.xml><?xml version="1.0" encoding="utf-8"?>
<manifest:manifest xmlns:manifest="urn:oasis:names:tc:opendocument:xmlns:manifest:1.0">
  <manifest:file-entry manifest:media-type="application/vnd.oasis.opendocument.presentation"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font-face-decls/>
  <office:automatic-styles>
    <style:style style:name="dp1304" style:family="drawing-page">
      <style:drawing-page-properties presentation:background-visible="true" presentation:background-objects-visible="true" presentation:display-footer="false" presentation:display-page-number="false" presentation:display-date-time="false"/>
    </style:style>
    <style:style style:name="dp1305" style:family="drawing-page">
      <style:drawing-page-properties presentation:background-visible="true" presentation:background-objects-visible="true"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308" style:family="graphic" style:parent-style-name="standard">
      <style:graphic-properties draw:stroke="none" svg:stroke-color="#000000" draw:fill="none" draw:fill-color="#ffffff" draw:textarea-horizontal-align="left" draw:auto-grow-height="true" draw:auto-grow-width="true" fo:min-height="0cm" fo:min-width="4cm"/>
    </style:style>
    <style:style style:name="gr1320" style:family="graphic" style:parent-style-name="standard">
      <style:graphic-properties draw:stroke="none" draw:fill="none" draw:fill-color="#ffffff" draw:textarea-horizontal-align="left" draw:textarea-vertical-align="top" draw:auto-grow-height="true" draw:auto-grow-width="false" fo:min-height="7.697cm" fo:min-width="0cm" fo:padding-top="0.127cm" fo:padding-bottom="0.127cm" fo:padding-left="0.254cm" fo:padding-right="0.254cm" fo:wrap-option="wrap" draw:shadow="hidden"/>
    </style:style>
    <style:style style:name="gr1321"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true" draw:auto-grow-width="false" fo:min-height="1.713cm" fo:min-width="0cm" fo:padding-top="0.127cm" fo:padding-bottom="0.127cm" fo:padding-left="0.254cm" fo:padding-right="0.254cm" fo:wrap-option="wrap" draw:shadow="hidden"/>
    </style:style>
    <style:style style:name="gr7" style:family="graphic" style:parent-style-name="standard">
      <style:graphic-properties draw:stroke="none" draw:fill="none" draw:fill-color="#ffffff" draw:textarea-horizontal-align="left" draw:textarea-vertical-align="top" draw:auto-grow-height="true" draw:auto-grow-width="true" fo:min-height="1.284cm" fo:min-width="0cm" fo:padding-top="0.127cm" fo:padding-bottom="0.127cm" fo:padding-left="0.254cm" fo:padding-right="0.254cm" fo:wrap-option="no-wrap" draw:shadow="hidden"/>
    </style:style>
    <style:style style:name="gr10" style:family="graphic" style:parent-style-name="standard">
      <style:graphic-properties draw:stroke="none" draw:fill="none" draw:fill-color="#ffffff" draw:textarea-horizontal-align="left" draw:textarea-vertical-align="top" draw:auto-grow-height="true" draw:auto-grow-width="false" fo:min-height="9.236cm" fo:min-width="0cm" fo:padding-top="0.127cm" fo:padding-bottom="0.127cm" fo:padding-left="0.254cm" fo:padding-right="0.254cm" fo:wrap-option="wrap" draw:shadow="hidden"/>
    </style:style>
    <style:style style:name="gr12" style:family="graphic" style:parent-style-name="standard">
      <style:graphic-properties draw:stroke="none" draw:fill="none" draw:fill-color="#ffffff" draw:textarea-horizontal-align="left" draw:textarea-vertical-align="top" draw:auto-grow-height="true" draw:auto-grow-width="false" fo:min-height="15.391cm" fo:min-width="0cm" fo:padding-top="0.127cm" fo:padding-bottom="0.127cm" fo:padding-left="0.254cm" fo:padding-right="0.254cm" fo:wrap-option="wrap" draw:shadow="hidden"/>
    </style:style>
    <style:style style:name="gr15" style:family="graphic" style:parent-style-name="standard">
      <style:graphic-properties draw:stroke="none" draw:fill="none" draw:fill-color="#ffffff" draw:textarea-horizontal-align="left" draw:textarea-vertical-align="top" draw:auto-grow-height="true" draw:auto-grow-width="false" fo:min-height="9.235cm" fo:min-width="0cm" fo:padding-top="0.127cm" fo:padding-bottom="0.127cm" fo:padding-left="0.254cm" fo:padding-right="0.254cm" fo:wrap-option="wrap" draw:shadow="hidden"/>
    </style:style>
    <style:style style:name="gr17" style:family="graphic" style:parent-style-name="standard">
      <style:graphic-properties draw:stroke="none" draw:fill="none" draw:fill-color="#ffffff" draw:textarea-horizontal-align="left" draw:textarea-vertical-align="top" draw:auto-grow-height="true" draw:auto-grow-width="true" fo:min-height="13.336cm" fo:min-width="0cm" fo:padding-top="0.127cm" fo:padding-bottom="0.127cm" fo:padding-left="0.254cm" fo:padding-right="0.254cm" fo:wrap-option="no-wrap" draw:shadow="hidden"/>
    </style:style>
    <style:style style:name="pr1322" style:family="presentation" style:parent-style-name="Office_20_Theme-notes">
      <style:graphic-properties draw:fill-color="#ffffff" draw:auto-grow-height="true" fo:min-height="11.277cm"/>
    </style:style>
    <style:style style:name="pr4" style:family="presentation" style:parent-style-name="Office_20_Theme-notes">
      <style:graphic-properties draw:fill-color="#ffffff" fo:min-height="11.276cm"/>
    </style:style>
    <style:style style:name="P1306" style:family="paragraph">
      <style:paragraph-properties fo:margin-left="0cm" fo:margin-right="0cm" fo:text-indent="0cm"/>
    </style:style>
    <style:style style:name="P1309" style:family="paragraph">
      <style:paragraph-properties style:writing-mode="lr-tb"/>
      <style:text-properties fo:font-size="40pt" style:font-size-asian="40pt" style:font-size-complex="40pt"/>
    </style:style>
    <style:style style:name="P1310" style:family="paragraph">
      <style:paragraph-properties fo:margin-left="0cm" fo:margin-right="0cm" fo:text-indent="0cm"/>
      <style:text-properties fo:font-size="22pt" style:font-size-asian="22pt" style:font-size-complex="22pt"/>
    </style:style>
    <style:style style:name="P1312" style:family="paragraph">
      <style:paragraph-properties style:writing-mode="lr-tb"/>
      <style:text-properties fo:font-size="22pt" style:font-size-asian="22pt" style:font-size-complex="22pt"/>
    </style:style>
    <style:style style:name="P1313" style:family="paragraph">
      <style:paragraph-properties style:writing-mode="lr-tb"/>
    </style:style>
    <style:style style:name="P1314" style:family="paragraph">
      <style:paragraph-properties fo:margin-left="0cm" fo:margin-right="0cm" fo:text-indent="0cm"/>
      <style:text-properties fo:font-size="20pt" style:font-size-asian="20pt" style:font-size-complex="20pt"/>
    </style:style>
    <style:style style:name="P1316" style:family="paragraph">
      <style:paragraph-properties style:writing-mode="lr-tb"/>
      <style:text-properties fo:font-size="20pt" style:font-size-asian="20pt" style:font-size-complex="20pt"/>
    </style:style>
    <style:style style:name="P1317" style:family="paragraph">
      <style:paragraph-properties fo:margin-left="0cm" fo:margin-right="0cm" fo:margin-top="0cm" fo:margin-bottom="0cm" fo:line-height="98%"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8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Arial" style:font-pitch-asian="variable" style:font-size-asian="18pt" style:language-asian="none" style:country-asian="none" style:font-style-asian="normal" style:font-weight-asian="normal" style:font-family-complex="Arial" style:font-pitch-complex="variable" style:font-size-complex="18pt" style:language-complex="none" style:country-complex="none" style:font-style-complex="normal" style:font-weight-complex="normal" style:text-emphasize="none" style:text-scale="100%" style:font-relief="none" fo:hyphenate="false"/>
    </style:style>
    <style:style style:name="P1323" style:family="paragraph">
      <style:paragraph-properties fo:margin-left="0cm" fo:margin-right="0cm" fo:text-indent="0cm" style:writing-mode="lr-tb"/>
    </style:style>
    <style:style style:name="P1" style:family="paragraph">
      <style:paragraph-properties fo:margin-left="0cm" fo:margin-right="0cm" fo:line-height="109%" text:enable-numbering="false" fo:text-indent="0cm"/>
    </style:style>
    <style:style style:name="P5" style:family="paragraph">
      <style:paragraph-properties fo:margin-left="0cm" fo:margin-right="0cm" fo:line-height="111%" text:enable-numbering="false" fo:text-indent="0cm"/>
    </style:style>
    <style:style style:name="P8" style:family="paragraph">
      <style:paragraph-properties fo:text-align="center" style:writing-mode="lr-tb"/>
    </style:style>
    <style:style style:name="P9" style:family="paragraph">
      <style:paragraph-properties fo:margin-left="0cm" fo:margin-right="0cm" fo:line-height="98%" text:enable-numbering="false" fo:text-indent="0cm"/>
    </style:style>
    <style:style style:name="P11" style:family="paragraph">
      <style:paragraph-properties fo:margin-left="0cm" fo:margin-right="0cm" fo:line-height="98%" text:enable-numbering="true" fo:text-indent="0cm"/>
    </style:style>
    <style:style style:name="P13" style:family="paragraph">
      <style:paragraph-properties fo:margin-left="0.952cm" fo:margin-right="0cm" fo:line-height="98%" text:enable-numbering="true" fo:text-indent="-0.952cm"/>
    </style:style>
    <style:style style:name="P14" style:family="paragraph">
      <style:paragraph-properties fo:margin-left="0.952cm" fo:margin-right="0cm" fo:line-height="98%" text:enable-numbering="false"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6" style:family="paragraph">
      <style:paragraph-properties fo:margin-left="0.952cm" fo:margin-right="0cm" fo:line-height="98%" text:enable-numbering="false" fo:text-indent="-0.952cm"/>
    </style:style>
    <style:style style:name="T1307" style:family="text">
      <style:text-properties fo:font-size="40pt" style:font-size-asian="40pt" style:font-size-complex="40pt"/>
    </style:style>
    <style:style style:name="T1311" style:family="text">
      <style:text-properties fo:font-size="22pt" style:font-size-asian="22pt" style:font-size-complex="22pt"/>
    </style:style>
    <style:style style:name="T1315" style:family="text">
      <style:text-properties fo:font-size="20pt" style:font-size-asian="20pt" style:font-size-complex="20pt"/>
    </style:style>
    <style:style style:name="T1318" style:family="text">
      <style:text-properties fo:font-family="Calibri" style:font-family-generic="swiss" style:font-pitch="variable" fo:language="en" fo:country="US"/>
    </style:style>
    <style:style style:name="T1319" style:family="text">
      <style:text-properties fo:font-family="Calibri" style:font-family-generic="swiss" style:font-pitch="variable" fo:language="en" fo:country="BE"/>
    </style:style>
    <style:style style:name="T2" style:family="text">
      <style:text-properties fo:font-family="Algerian" style:font-family-generic="decorative" style:font-pitch="variable" fo:font-size="40pt" fo:language="en" fo:country="US" style:text-underline-style="solid" style:text-underline-type="single" style:text-underline-width="auto" style:text-underline-color="font-color" fo:font-weight="bold" style:font-family-asian="'Times New Roman'" style:font-family-generic-asian="roman" style:font-pitch-asian="variable" style:font-size-asian="40pt" style:font-weight-asian="bold" style:font-family-complex="'Times New Roman'" style:font-family-generic-complex="roman" style:font-pitch-complex="variable" style:font-size-complex="40pt" style:font-weight-complex="bold"/>
    </style:style>
    <style:style style:name="T6" style:family="text">
      <style:text-properties fo:font-family="Algerian" style:font-family-generic="decorative" style:font-pitch="variable" fo:font-size="24pt" fo:language="en" fo:country="US" style:text-underline-style="solid" style:text-underline-type="single" style:text-underline-width="auto" style:text-underline-color="font-color" style:font-size-asian="24pt" style:font-size-complex="24pt"/>
    </style:style>
    <text:list-style style:name="L1304">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1305">
      <text:list-level-style-number text:level="1" style:num-suffix=")" style:num-format="1">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1306">
      <text:list-level-style-number text:level="1" style:num-suffix=")" style:num-format="1" text:start-value="6">
        <style:list-level-properties text:min-label-width="0.952cm"/>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1307">
      <text:list-level-style-bullet text:level="1" text:bullet-char="•">
        <style:list-level-properties text:min-label-width="0.952cm"/>
        <style:text-properties fo:font-family="Calibri" style:font-family-generic="swiss"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1308">
      <text:list-level-style-number text:level="1" style:num-suffix=")" style:num-format="1" text:start-value="7">
        <style:list-level-properties text:min-label-width="0.952cm"/>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1309">
      <text:list-level-style-number text:level="1" style:num-suffix=")" style:num-format="1">
        <style:list-level-properties text:min-label-width="0.952cm"/>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1310">
      <text:list-level-style-number text:level="1" style:num-suffix=")" style:num-format="1" text:start-value="2">
        <style:list-level-properties text:min-label-width="0.952cm"/>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1311">
      <text:list-level-style-number text:level="1" style:num-suffix=")" style:num-format="1" text:start-value="3">
        <style:list-level-properties text:min-label-width="0.952cm"/>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style style:name="dp30" style:family="drawing-page">
      <style:drawing-page-properties presentation:background-visible="true" presentation:background-objects-visible="true" presentation:display-footer="false" presentation:display-page-number="false" presentation:display-date-time="false"/>
    </style:style>
    <style:style style:name="dp31" style:family="drawing-page">
      <style:drawing-page-properties presentation:background-visible="true" presentation:background-objects-visible="true"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34" style:family="graphic" style:parent-style-name="standard">
      <style:graphic-properties draw:stroke="none" draw:fill="none" draw:fill-color="#ffffff" draw:textarea-horizontal-align="left" draw:textarea-vertical-align="top" draw:auto-grow-height="true" draw:auto-grow-width="false" fo:min-height="1.713cm" fo:min-width="0cm" fo:padding-top="0.127cm" fo:padding-bottom="0.127cm" fo:padding-left="0.254cm" fo:padding-right="0.254cm" fo:wrap-option="wrap" draw:shadow="hidden"/>
    </style:style>
    <style:style style:name="gr36" style:family="graphic">
      <style:graphic-properties style:protect="size"/>
    </style:style>
    <style:style style:name="pr37" style:family="presentation" style:parent-style-name="Office_20_Theme-notes">
      <style:graphic-properties draw:fill-color="#ffffff" fo:min-height="11.276cm"/>
    </style:style>
    <style:style style:name="P32" style:family="paragraph">
      <style:paragraph-properties fo:margin-left="0cm" fo:margin-right="0cm" fo:line-height="109%" text:enable-numbering="false" fo:text-indent="0cm"/>
      <style:text-properties fo:font-size="54pt" style:font-size-asian="54pt" style:font-size-complex="54pt"/>
    </style:style>
    <style:style style:name="P35" style:family="paragraph">
      <style:paragraph-properties style:writing-mode="lr-tb"/>
      <style:text-properties fo:font-size="54pt" style:font-size-asian="54pt" style:font-size-complex="54pt"/>
    </style:style>
    <style:style style:name="P38" style:family="paragraph">
      <style:paragraph-properties fo:margin-left="0cm" fo:margin-right="0cm" fo:text-indent="0cm" style:writing-mode="lr-tb"/>
    </style:style>
    <style:style style:name="T33" style:family="text">
      <style:text-properties fo:font-family="Algerian" style:font-family-generic="decorative" style:font-pitch="variable" fo:font-size="54pt" fo:language="en" fo:country="US" style:text-underline-style="solid" style:text-underline-type="single" style:text-underline-width="auto" style:text-underline-color="font-color" fo:font-weight="bold" style:font-family-asian="'Times New Roman'" style:font-family-generic-asian="roman" style:font-pitch-asian="variable" style:font-size-asian="54pt" style:font-weight-asian="bold" style:font-family-complex="'Times New Roman'" style:font-family-generic-complex="roman" style:font-pitch-complex="variable" style:font-size-complex="54pt" style:font-weight-complex="bold"/>
    </style:style>
    <text:list-style style:name="L30">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office:automatic-styles>
  <office:body>
    <office:presentation>
      <presentation:date-time-decl presentation:name="dtd1" presentation:source="current-date" style:data-style-name="D1"/>
      <draw:page draw:name="Slide 1" draw:style-name="dp30" draw:id="id1" draw:master-page-name="Office_20_Theme" presentation:use-date-time-name="dtd1">
        <draw:frame draw:name="Text Frame2" draw:style-name="gr34" draw:text-style-name="P35" draw:layer="layout" svg:width="18.522cm" svg:height="2.563cm" svg:x="3.939cm" svg:y="5.436cm">
          <draw:text-box>
            <text:p text:style-name="P32"><text:span text:style-name="T33">FARMER’S <text:s/>BUDDY</text:span></text:p>
          </draw:text-box>
        </draw:frame>
        <presentation:notes draw:style-name="dp31" presentation:use-date-time-name="dtd1">
          <draw:page-thumbnail draw:style-name="gr36" draw:layer="layout" svg:width="7.62cm" svg:height="10.16cm" svg:x="5.715cm" svg:y="0.843cm" draw:page-number="1" presentation:class="page"/>
          <draw:frame presentation:style-name="pr37" draw:text-style-name="P38" draw:layer="layout" svg:width="16.268cm" svg:height="11.277cm" svg:x="1.4cm" svg:y="11.988cm" presentation:class="notes" presentation:placeholder="true">
            <draw:text-box/>
          </draw:frame>
        </presentation:notes>
      </draw:page>
      <draw:page draw:name="page2" draw:style-name="dp1304" draw:id="id2" draw:master-page-name="Office_20_Theme" presentation:use-date-time-name="dtd1">
        <draw:frame draw:name="Text Frame6" draw:style-name="gr1308" draw:text-style-name="P1309" draw:layer="layout" svg:width="10.11cm" svg:height="1.61cm" svg:x="7.868cm" svg:y="1.888cm">
          <draw:text-box>
            <text:p text:style-name="P1306"><text:span text:style-name="T1307">About Our Team</text:span></text:p>
          </draw:text-box>
        </draw:frame>
        <draw:frame draw:name="Text Frame7" draw:style-name="gr1308" draw:text-style-name="P1312" draw:layer="layout" svg:width="4.898cm" svg:height="0.884cm" svg:x="2.526cm" svg:y="4.63cm">
          <draw:text-box>
            <text:p text:style-name="P1310"><text:span text:style-name="T1311">Project Guide:</text:span></text:p>
          </draw:text-box>
        </draw:frame>
        <draw:frame draw:name="Text Frame8" draw:style-name="gr1308" draw:text-style-name="P1313" draw:layer="layout" svg:width="14.423cm" svg:height="1.454cm" svg:x="5.832cm" svg:y="6.373cm">
          <draw:text-box>
            <text:p text:style-name="P1306">Dr Prakash Raghavendra </text:p>
            <text:p text:style-name="P1306"><text:tab/>assistant professor, IT dept, NITK suratkal</text:p>
          </draw:text-box>
        </draw:frame>
        <draw:frame draw:name="Text Frame9" draw:style-name="gr1308" draw:text-style-name="P1316" draw:layer="layout" svg:width="5.136cm" svg:height="0.857cm" svg:x="2.826cm" svg:y="9.5cm">
          <draw:text-box>
            <text:p text:style-name="P1314"><text:span text:style-name="T1315">Team Members:</text:span></text:p>
          </draw:text-box>
        </draw:frame>
        <draw:frame draw:name="Text Frame1" draw:style-name="gr1320" draw:text-style-name="P1313" draw:layer="layout" svg:width="6.152cm" svg:height="7.952cm" svg:x="9.797cm" svg:y="10.668cm">
          <draw:text-box>
            <text:p text:style-name="P1317"><text:span text:style-name="T1318">Praveen Jain</text:span></text:p>
            <text:p text:style-name="P1317"><text:span text:style-name="T1318">Veeresh B</text:span></text:p>
            <text:p text:style-name="P1317"><text:span text:style-name="T1318">Karthik Bellur</text:span></text:p>
            <text:p text:style-name="P1317"><text:span text:style-name="T1318">M Krupal</text:span></text:p>
            <text:p text:style-name="P1317"><text:span text:style-name="T1318"/></text:p>
            <text:p text:style-name="P1317"><text:span text:style-name="T1318">VI Semester</text:span></text:p>
            <text:p text:style-name="P1317"><text:span text:style-name="T1318">NITK Surathkal</text:span></text:p>
            <text:p text:style-name="P1317"><text:span text:style-name="T1319"/></text:p>
          </draw:text-box>
        </draw:frame>
        <presentation:notes draw:style-name="dp1305" presentation:use-date-time-name="dtd1">
          <draw:page-thumbnail draw:style-name="gr1321" draw:layer="layout" svg:width="10cm" svg:height="10cm" svg:x="0cm" svg:y="0cm" draw:page-number="2" presentation:class="page"/>
          <draw:frame presentation:style-name="pr1322" draw:text-style-name="P1323" draw:layer="layout" svg:width="16.268cm" svg:height="11.278cm" svg:x="1.4cm" svg:y="11.988cm" presentation:class="notes" presentation:placeholder="true">
            <draw:text-box/>
          </draw:frame>
        </presentation:notes>
      </draw:page>
      <draw:page draw:name="Slide 2" draw:style-name="dp1304" draw:id="id3" draw:master-page-name="Office_20_Theme" presentation:use-date-time-name="dtd1">
        <draw:rect draw:name="Rectangle1" draw:style-name="gr7" draw:text-style-name="P8" draw:layer="layout" svg:width="5.491cm" svg:height="1.284cm" svg:x="1.786cm" svg:y="0.794cm">
          <text:p text:style-name="P5"><text:span text:style-name="T6">Tools <text:s/>Used</text:span></text:p>
        </draw:rect>
        <draw:frame draw:name="Text Frame3" draw:style-name="gr10" draw:text-style-name="P1313" draw:layer="layout" svg:width="21.829cm" svg:height="9.491cm" svg:x="1.786cm" svg:y="3.175cm">
          <draw:text-box>
            <text:p text:style-name="P9"><text:span text:style-name="T1318">1) <text:s/>Rational Rose – Used to design SRS</text:span></text:p>
            <text:p text:style-name="P9"><text:span text:style-name="T1318"/></text:p>
            <text:p text:style-name="P9"><text:span text:style-name="T1318">2) <text:s/>Eclipse Europa – IDE used to design the entire the application</text:span></text:p>
            <text:p text:style-name="P9"><text:span text:style-name="T1318"/></text:p>
            <text:p text:style-name="P9"><text:span text:style-name="T1318">3) <text:s/>WebSphere – Full fledged Application Server Integrated with Eclipse used to deploy the Application</text:span></text:p>
            <text:p text:style-name="P9"><text:span text:style-name="T1318"/></text:p>
            <text:p text:style-name="P9"><text:span text:style-name="T1318">4) <text:s/>DB2 Express-C – Database Integrated with Eclipse</text:span></text:p>
            <text:p text:style-name="P9"><text:span text:style-name="T1318"/></text:p>
            <text:p text:style-name="P9"><text:span text:style-name="T1319"/></text:p>
            <text:p text:style-name="P9"><text:span text:style-name="T1319"/></text:p>
            <text:p text:style-name="P9"><text:span text:style-name="T1319"/></text:p>
          </draw:text-box>
        </draw:frame>
        <presentation:notes draw:style-name="dp1305" presentation:use-date-time-name="dtd1">
          <draw:page-thumbnail draw:style-name="gr1321" draw:layer="layout" svg:width="7.62cm" svg:height="10.16cm" svg:x="5.715cm" svg:y="0.843cm" draw:page-number="3" presentation:class="page"/>
          <draw:frame presentation:style-name="pr4" draw:text-style-name="P1323" draw:layer="layout" svg:width="16.268cm" svg:height="11.277cm" svg:x="1.4cm" svg:y="11.988cm" presentation:class="notes" presentation:placeholder="true">
            <draw:text-box/>
          </draw:frame>
        </presentation:notes>
      </draw:page>
      <draw:page draw:name="Slide 3" draw:style-name="dp1304" draw:id="id4" draw:master-page-name="Office_20_Theme" presentation:use-date-time-name="dtd1">
        <draw:rect draw:name="Rectangle2" draw:style-name="gr7" draw:text-style-name="P8" draw:layer="layout" svg:width="18.151cm" svg:height="1.284cm" svg:x="0.9cm" svg:y="0.794cm">
          <text:p text:style-name="P5"><text:span text:style-name="T6">Our Understanding of Project Scenario</text:span></text:p>
        </draw:rect>
        <draw:frame draw:name="Text Frame4" draw:style-name="gr12" draw:text-style-name="P1313" draw:layer="layout" svg:width="23.02cm" svg:height="15.646cm" svg:x="0.992cm" svg:y="2.977cm">
          <draw:text-box>
            <text:list text:style-name="L1304">
              <text:list-item>
                <text:p text:style-name="P9"><text:span text:style-name="T1318">India is an agricultural country. Keeping this in mind, this portal provides suitable </text:span></text:p>
              </text:list-item>
            </text:list>
            <text:list text:style-name="L1304">
              <text:list-item>
                <text:p text:style-name="P9"><text:span text:style-name="T1318">information to Farmers and also to agricultural students based on the information stored in a knowledge bank maintained by the application inclusive of the following–</text:span></text:p>
              </text:list-item>
            </text:list>
            <text:list text:style-name="L1304">
              <text:list-item>
                <text:p text:style-name="P9"><text:span text:style-name="T1318"/></text:p>
              </text:list-item>
            </text:list>
            <text:list text:style-name="L1305">
              <text:list-item>
                <text:p text:style-name="P11"><text:span text:style-name="T1318">Daily Mandi Crop Prices which serves as a vital source of information to farmers to know the old and new prices of crops in various mandi’s across the state. In this manner, farmers can reasonably estimate an amount which they are entitled to get for their crops</text:span></text:p>
              </text:list-item>
            </text:list>
            <text:list text:style-name="L1305" text:continue-numbering="true">
              <text:list-item>
                <text:p text:style-name="P11"><text:span text:style-name="T1318">Government Schemes – Loan/Insurance are shown to farmers and they are made to choose the schemes which they have obtained. Officers are able to collect a feedback on how the existing loan/insurance schemes have been received by the farmers</text:span></text:p>
              </text:list-item>
            </text:list>
            <text:list text:style-name="L1305" text:continue-numbering="true">
              <text:list-item>
                <text:p text:style-name="P11"><text:span text:style-name="T1318">By maintaining Knowledge bank of crops – their favourable fertilizers, locations, season and soil types, farmers are encouraged to practice scientific farming</text:span></text:p>
              </text:list-item>
            </text:list>
            <text:list text:style-name="L1305" text:continue-numbering="true">
              <text:list-item>
                <text:p text:style-name="P11"><text:span text:style-name="T1318">Farmers are allowed to post their queries - directed to Agricultural Officers and can get their problems solved</text:span></text:p>
              </text:list-item>
            </text:list>
            <text:list text:style-name="L1305" text:continue-numbering="true">
              <text:list-item>
                <text:p text:style-name="P11"><text:span text:style-name="T1318">In Addition, Farmers can see various tool/solutions uploaded by businessman and are made aware of the modern tools/equipments available for use in the current market </text:span></text:p>
              </text:list-item>
            </text:list>
            <text:list text:style-name="L1304">
              <text:list-item>
                <text:p text:style-name="P9"><text:span text:style-name="T1318"><text:s/></text:span></text:p>
              </text:list-item>
            </text:list>
          </draw:text-box>
        </draw:frame>
        <presentation:notes draw:style-name="dp1305" presentation:use-date-time-name="dtd1">
          <draw:page-thumbnail draw:style-name="gr1321" draw:layer="layout" svg:width="7.62cm" svg:height="10.16cm" svg:x="5.715cm" svg:y="0.843cm" draw:page-number="4" presentation:class="page"/>
          <draw:frame presentation:style-name="pr4" draw:text-style-name="P1323" draw:layer="layout" svg:width="16.268cm" svg:height="11.277cm" svg:x="1.4cm" svg:y="11.988cm" presentation:class="notes" presentation:placeholder="true">
            <draw:text-box/>
          </draw:frame>
        </presentation:notes>
      </draw:page>
      <draw:page draw:name="Slide 4" draw:style-name="dp1304" draw:id="id5" draw:master-page-name="Office_20_Theme" presentation:use-date-time-name="dtd1">
        <draw:rect draw:name="Rectangle3" draw:style-name="gr7" draw:text-style-name="P8" draw:layer="layout" svg:width="18.151cm" svg:height="1.284cm" svg:x="0.9cm" svg:y="0.794cm">
          <text:p text:style-name="P5"><text:span text:style-name="T6">Our Understanding of Project Scenario</text:span></text:p>
        </draw:rect>
        <draw:frame draw:name="Text Frame5" draw:style-name="gr15" draw:text-style-name="P1313" draw:layer="layout" svg:width="23.02cm" svg:height="9.49cm" svg:x="0.992cm" svg:y="2.977cm">
          <draw:text-box>
            <text:list text:style-name="L1306">
              <text:list-item>
                <text:p text:style-name="P13"><text:span text:style-name="T1318">With a view to teach Farmers and Students Scientific Farming, various trainings may be initiated by the Government and published online for which they can register through a simple procedure</text:span></text:p>
              </text:list-item>
            </text:list>
            <text:list text:style-name="L1306" text:continue-numbering="true">
              <text:list-item>
                <text:p text:style-name="P13"><text:span text:style-name="T1318">In Additional to Farmers, Agricultural Students of various universities across</text:span></text:p>
              </text:list-item>
            </text:list>
            <text:list text:style-name="L1307">
              <text:list-item>
                <text:p text:style-name="P14"><text:span text:style-name="T1318"><text:tab/></text:span><text:span text:style-name="T1318">can get access to resourceful information </text:span></text:p>
              </text:list-item>
            </text:list>
            <text:list text:style-name="L1308">
              <text:list-item>
                <text:p text:style-name="P13"><text:span text:style-name="T1318">The Agricultural Officers also are provided with Various Reports generated which helps them to know the response of Farmers to various schemes initiated by the government</text:span></text:p>
              </text:list-item>
            </text:list>
            <text:list text:style-name="L1308" text:continue-numbering="true">
              <text:list-item>
                <text:p text:style-name="P13"><text:span text:style-name="T1318">The Administrator manages various Officers and can access reports to know how the system <text:s/>is functioning</text:span></text:p>
              </text:list-item>
            </text:list>
            <text:list text:style-name="L1308" text:continue-numbering="true">
              <text:list-item>
                <text:p text:style-name="P13"><text:span text:style-name="T1318">Overall the system is designed in order to reach to Farmers and Agricultural Students across the nation</text:span></text:p>
              </text:list-item>
            </text:list>
          </draw:text-box>
        </draw:frame>
        <presentation:notes draw:style-name="dp1305" presentation:use-date-time-name="dtd1">
          <draw:page-thumbnail draw:style-name="gr1321" draw:layer="layout" svg:width="7.62cm" svg:height="10.16cm" svg:x="5.715cm" svg:y="0.843cm" draw:page-number="5" presentation:class="page"/>
          <draw:frame presentation:style-name="pr4" draw:text-style-name="P1323" draw:layer="layout" svg:width="16.268cm" svg:height="11.277cm" svg:x="1.4cm" svg:y="11.988cm" presentation:class="notes" presentation:placeholder="true">
            <draw:text-box/>
          </draw:frame>
        </presentation:notes>
      </draw:page>
      <draw:page draw:name="Slide 5" draw:style-name="dp1304" draw:id="id6" draw:master-page-name="Office_20_Theme" presentation:use-date-time-name="dtd1">
        <draw:rect draw:name="Rectangle4" draw:style-name="gr7" draw:text-style-name="P8" draw:layer="layout" svg:width="10.624cm" svg:height="1.284cm" svg:x="1.389cm" svg:y="0.794cm">
          <text:p text:style-name="P5"><text:span text:style-name="T6">About Our Application</text:span></text:p>
        </draw:rect>
        <draw:rect draw:name="Rectangle5" draw:style-name="gr17" draw:text-style-name="P8" draw:layer="layout" svg:width="23.884cm" svg:height="13.336cm" svg:x="0.595cm" svg:y="3.373cm">
          <text:list text:style-name="L1309">
            <text:list-item>
              <text:p text:style-name="P13"><text:span text:style-name="T1318">Our Application follows the MVC Design Pattern and the presentation layer is entirely</text:span></text:p>
            </text:list-item>
          </text:list>
          <text:list text:style-name="L1307">
            <text:list-item>
              <text:p text:style-name="P14"><text:span text:style-name="T1318"><text:tab/></text:span><text:span text:style-name="T1318">built on the Struts 2.0 framework</text:span></text:p>
            </text:list-item>
          </text:list>
          <text:list text:style-name="L1307">
            <text:list-item>
              <text:p text:style-name="P14"><text:span text:style-name="T1318"><text:tab/></text:span><text:span text:style-name="T1318">Model – POJO</text:span></text:p>
            </text:list-item>
          </text:list>
          <text:list text:style-name="L1307">
            <text:list-item>
              <text:p text:style-name="P14"><text:span text:style-name="T1318"><text:tab/></text:span><text:span text:style-name="T1318">View – JSP’s(including Freemarker and Velocity)</text:span></text:p>
            </text:list-item>
          </text:list>
          <text:list text:style-name="L1307">
            <text:list-item>
              <text:p text:style-name="P14"><text:span text:style-name="T1318"><text:tab/></text:span><text:span text:style-name="T1318">Controller – FilterDispatcher</text:span></text:p>
            </text:list-item>
          </text:list>
          <text:list text:style-name="L1307">
            <text:list-item>
              <text:p text:style-name="P14"><text:span text:style-name="T1318"><text:tab/></text:span><text:span text:style-name="T1318">Server-side validation done in xml with Framework Support</text:span></text:p>
            </text:list-item>
          </text:list>
          <text:list text:style-name="L1307">
            <text:list-item>
              <text:p text:style-name="P16"><text:span text:style-name="T1318"/></text:p>
            </text:list-item>
          </text:list>
          <text:list text:style-name="L1310">
            <text:list-item>
              <text:p text:style-name="P13"><text:span text:style-name="T1318">Uses iBatis as an ORM solution </text:span></text:p>
            </text:list-item>
          </text:list>
          <text:list text:style-name="L1307">
            <text:list-item>
              <text:p text:style-name="P14"><text:span text:style-name="T1318"><text:tab/></text:span><text:span text:style-name="T1318">All the SQL Queries have been moved to XML reducing dependencies between </text:span></text:p>
            </text:list-item>
          </text:list>
          <text:list text:style-name="L1307">
            <text:list-item>
              <text:p text:style-name="P14"><text:span text:style-name="T1318"><text:tab/></text:span><text:span text:style-name="T1318">our application and infrastructural JDBC code</text:span></text:p>
            </text:list-item>
          </text:list>
          <text:list text:style-name="L1307">
            <text:list-item>
              <text:p text:style-name="P14"><text:span text:style-name="T1318"><text:tab/></text:span><text:span text:style-name="T1318">Our DAO life-cycle is managed by the DaoManager provided by iBatis which internally </text:span></text:p>
            </text:list-item>
          </text:list>
          <text:list text:style-name="L1307">
            <text:list-item>
              <text:p text:style-name="P14"><text:span text:style-name="T1318"><text:tab/></text:span><text:span text:style-name="T1318">manages dependencies using Spring </text:span></text:p>
            </text:list-item>
          </text:list>
          <text:list text:style-name="L1307">
            <text:list-item>
              <text:p text:style-name="P16"><text:span text:style-name="T1318"/></text:p>
            </text:list-item>
          </text:list>
          <text:list text:style-name="L1311">
            <text:list-item>
              <text:p text:style-name="P13"><text:span text:style-name="T1318">Used JASPER to generate reports exportable to PDF and related formats</text:span></text:p>
            </text:list-item>
          </text:list>
          <text:list text:style-name="L1311" text:continue-numbering="true">
            <text:list-item>
              <text:p text:style-name="P13"><text:span text:style-name="T1318"/></text:p>
            </text:list-item>
          </text:list>
          <text:list text:style-name="L1311" text:continue-numbering="true">
            <text:list-item>
              <text:p text:style-name="P13"><text:span text:style-name="T1318">Complete Configuration of the application and sql queries written in xml</text:span></text:p>
            </text:list-item>
          </text:list>
          <text:list text:style-name="L1307">
            <text:list-item>
              <text:p text:style-name="P16"><text:span text:style-name="T1318">5) <text:s text:c="2"/>Uses Log4J for logging</text:span></text:p>
            </text:list-item>
          </text:list>
        </draw:rect>
        <presentation:notes draw:style-name="dp1305" presentation:use-date-time-name="dtd1">
          <draw:page-thumbnail draw:style-name="gr1321" draw:layer="layout" svg:width="7.62cm" svg:height="10.16cm" svg:x="5.715cm" svg:y="0.843cm" draw:page-number="6" presentation:class="page"/>
          <draw:frame presentation:style-name="pr4" draw:text-style-name="P1323" draw:layer="layout" svg:width="16.268cm" svg:height="11.277cm" svg:x="1.4cm" svg:y="11.988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tyles>
    <draw:marker draw:name="Arrow" svg:viewBox="0 0 20 30" svg:d="m10 0-10 30h20z"/>
    <style:default-style style:family="graphic">
      <style:paragraph-properties style:text-autospace="ideograph-alpha" style:punctuation-wrap="simple" style:line-break="strict" style:writing-mode="lr-tb">
        <style:tab-stops/>
      </style:paragraph-properties>
      <style:text-properties style:use-window-font-color="true" fo:font-family="'Times New Roman'" style:font-family-generic="roman" style:font-pitch="variable" fo:font-size="12pt" fo:language="en" fo:country="US" style:font-family-asian="Arial" style:font-pitch-asian="variable" style:font-size-asian="12pt" style:language-asian="none" style:country-asian="none" style:font-family-complex="Tahoma" style:font-pitch-complex="variable" style:font-size-complex="12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cm" fo:margin-bottom="0cm" fo:line-height="98%"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ffice_20_Theme-title" style:display-name="Office Theme-title" style:family="presentation">
      <style:graphic-properties draw:stroke="none" draw:fill="none" draw:fill-color="#ffffff" draw:textarea-horizontal-align="justify" draw:textarea-vertical-align="middle" draw:auto-grow-height="false" draw:auto-grow-width="false" fo:min-height="3.176cm" fo:min-width="0cm" fo:padding-top="0.127cm" fo:padding-bottom="0.127cm" fo:padding-left="0.254cm" fo:padding-right="0.254cm" draw:shadow="hidden">
        <text:list-style>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Calibri" style:font-family-generic="swiss" style:font-pitch="variable" fo:font-size="44pt" fo:font-style="normal" fo:text-shadow="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Office_20_Theme-subtitle" style:display-name="Office Theme-subtitle" style:family="presentation">
      <style:graphic-properties draw:stroke="none" draw:fill="none" draw:textarea-vertical-align="middle">
        <text:list-style>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282cm" fo:margin-bottom="0cm" fo:line-height="96%"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Calibri" style:font-family-generic="swiss"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Office_20_Theme-background" style:display-name="Office Theme-background" style:family="presentation">
      <style:graphic-properties draw:stroke="none" draw:fill="solid" draw:fill-color="#ffffff" draw:textarea-horizontal-align="center" draw:textarea-vertical-align="middle" draw:shadow="hidden"/>
      <style:paragraph-properties fo:text-align="center"/>
    </style:style>
    <style:style style:name="Office_20_Theme-backgroundobjects" style:display-name="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cm" fo:margin-bottom="0cm" fo:line-height="98%"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ffice_20_Theme-notes" style:display-name="Office Theme-notes" style:family="presentation">
      <style:graphic-properties draw:stroke="none" draw:fill="none">
        <text:list-style>
          <text:list-level-style-bullet text:level="1" text:bullet-char="•">
            <style:text-properties fo:font-family="Calibri" style:font-family-generic="swiss" style:font-pitch="variable" fo:color="#f8033d" fo:font-size="100%"/>
          </text:list-level-style-bullet>
          <text:list-level-style-bullet text:level="2" text:bullet-char="•">
            <style:list-level-properties text:space-before="1.27cm"/>
            <style:text-properties fo:font-family="Calibri" style:font-family-generic="swiss" style:font-pitch="variable" fo:color="#f8033d" fo:font-size="100%"/>
          </text:list-level-style-bullet>
          <text:list-level-style-bullet text:level="3" text:bullet-char="•">
            <style:list-level-properties text:space-before="2.54cm"/>
            <style:text-properties fo:font-family="Calibri" style:font-family-generic="swiss" style:font-pitch="variable" fo:color="#f8033d" fo:font-size="100%"/>
          </text:list-level-style-bullet>
          <text:list-level-style-bullet text:level="4" text:bullet-char="•">
            <style:list-level-properties text:space-before="3.81cm"/>
            <style:text-properties fo:font-family="Calibri" style:font-family-generic="swiss" style:font-pitch="variable" fo:color="#f8033d" fo:font-size="100%"/>
          </text:list-level-style-bullet>
          <text:list-level-style-bullet text:level="5" text:bullet-char="•">
            <style:list-level-properties text:space-before="5.08cm"/>
            <style:text-properties fo:font-family="Calibri" style:font-family-generic="swiss" style:font-pitch="variable" fo:color="#f8033d" fo:font-size="100%"/>
          </text:list-level-style-bullet>
          <text:list-level-style-bullet text:level="6" text:bullet-char="•">
            <style:list-level-properties text:space-before="5.08cm"/>
            <style:text-properties fo:font-family="Calibri" style:font-family-generic="swiss" style:font-pitch="variable" fo:color="#f8033d" fo:font-size="100%"/>
          </text:list-level-style-bullet>
          <text:list-level-style-bullet text:level="7" text:bullet-char="•">
            <style:list-level-properties text:space-before="5.08cm"/>
            <style:text-properties fo:font-family="Calibri" style:font-family-generic="swiss" style:font-pitch="variable" fo:color="#f8033d" fo:font-size="100%"/>
          </text:list-level-style-bullet>
          <text:list-level-style-bullet text:level="8" text:bullet-char="•">
            <style:list-level-properties text:space-before="5.08cm"/>
            <style:text-properties fo:font-family="Calibri" style:font-family-generic="swiss" style:font-pitch="variable" fo:color="#f8033d" fo:font-size="100%"/>
          </text:list-level-style-bullet>
          <text:list-level-style-bullet text:level="9" text:bullet-char="•">
            <style:list-level-properties text:space-before="5.08cm"/>
            <style:text-properties fo:font-family="Calibri" style:font-family-generic="swiss" style:font-pitch="variable" fo:color="#f8033d" fo:font-size="100%"/>
          </text:list-level-style-bullet>
          <text:list-level-style-bullet text:level="10" text:bullet-char="•">
            <style:list-level-properties text:space-before="5.08cm"/>
            <style:text-properties fo:font-family="Calibri" style:font-family-generic="swiss" style:font-pitch="variable" fo:color="#f8033d" fo:font-size="100%"/>
          </text:list-level-style-bullet>
        </text:list-style>
      </style:graphic-properties>
      <style:paragraph-properties fo:margin-left="0cm" fo:margin-right="0cm" fo:margin-top="0.158cm" fo:margin-bottom="0cm" fo:line-height="103%"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033d" style:text-outline="false" style:text-position="0% 100%" fo:font-family="Calibri" style:font-family-generic="swiss" style:font-pitch="variable" fo:font-size="12pt" fo:font-style="normal" fo:text-shadow="none" fo:font-weight="normal" style:font-family-asian="SimSun"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Office_20_Theme-outline1" style:display-name="Office Theme-outline1" style:family="presentation">
      <style:graphic-properties draw:stroke="none" draw:fill="none">
        <text:list-style>
          <text:list-level-style-bullet text:level="1" text:bullet-char="•">
            <style:list-level-properties text:min-label-width="0.952cm"/>
            <style:text-properties fo:font-family="Arial" style:font-pitch="variable" fo:color="#000000" fo:font-size="100%"/>
          </text:list-level-style-bullet>
          <text:list-level-style-bullet text:level="2" text:bullet-char="–">
            <style:list-level-properties text:space-before="1.27cm" text:min-label-width="0.793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style>
      </style:graphic-properties>
      <style:paragraph-properties fo:margin-left="0.952cm" fo:margin-right="0cm" fo:margin-top="0.282cm" fo:margin-bottom="0cm" fo:line-height="96%"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Calibri" style:font-family-generic="swiss"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Office_20_Theme-outline2" style:display-name="Office Theme-outline2" style:family="presentation" style:parent-style-name="Office_20_Theme-outline1">
      <style:paragraph-properties fo:margin-left="2.063cm" fo:margin-right="0cm" fo:margin-top="0.246cm" fo:margin-bottom="0cm" fo:line-height="99%"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Calibri" style:font-family-generic="swiss" style:font-pitch="variable" fo:font-size="28pt" fo:font-style="normal" fo:text-shadow="none" fo:font-weight="normal" style:font-size-asian="28pt" style:font-style-asian="normal" style:font-weight-asian="normal" style:font-size-complex="28pt" style:font-style-complex="normal" style:font-weight-complex="normal" style:font-relief="none"/>
    </style:style>
    <style:style style:name="Office_20_Theme-outline3" style:display-name="Office Theme-outline3" style:family="presentation" style:parent-style-name="Office_20_Theme-outline2">
      <style:paragraph-properties fo:margin-left="3.175cm" fo:margin-right="0cm" fo:margin-top="0.211cm" fo:margin-bottom="0cm" fo:line-height="96%"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Calibri" style:font-family-generic="swiss" style:font-pitch="variable" fo:font-size="24pt" fo:font-style="normal" fo:text-shadow="none" fo:font-weight="normal" style:font-size-asian="24pt" style:font-style-asian="normal" style:font-weight-asian="normal" style:font-size-complex="24pt" style:font-style-complex="normal" style:font-weight-complex="normal" style:font-relief="none"/>
    </style:style>
    <style:style style:name="Office_20_Theme-outline4" style:display-name="Office Theme-outline4" style:family="presentation" style:parent-style-name="Office_20_Theme-outline3">
      <style:paragraph-properties fo:margin-left="4.445cm" fo:margin-right="0cm" fo:margin-top="0.176cm" fo:margin-bottom="0cm" fo:line-height="9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Office_20_Theme-outline5" style:display-name="Office Theme-outline5" style:family="presentation" style:parent-style-name="Office_20_Theme-outline4">
      <style:paragraph-properties fo:margin-left="5.715cm" fo:margin-right="0cm" fo:margin-top="0.176cm" fo:margin-bottom="0cm" fo:line-height="96%"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Office_20_Theme-outline6" style:display-name="Office Theme-outline6" style:family="presentation" style:parent-style-name="Office_20_Theme-outline5">
      <style:paragraph-properties fo:margin-left="5.715cm" fo:margin-right="0cm" fo:margin-top="0.176cm" fo:margin-bottom="0cm" fo:line-height="96%"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Office_20_Theme-outline7" style:display-name="Office Theme-outline7" style:family="presentation" style:parent-style-name="Office_20_Theme-outline6">
      <style:paragraph-properties fo:margin-left="5.715cm" fo:margin-right="0cm" fo:margin-top="0.176cm" fo:margin-bottom="0cm" fo:line-height="96%"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Office_20_Theme-outline8" style:display-name="Office Theme-outline8" style:family="presentation" style:parent-style-name="Office_20_Theme-outline7">
      <style:paragraph-properties fo:margin-left="5.715cm" fo:margin-right="0cm" fo:margin-top="0.176cm" fo:margin-bottom="0cm" fo:line-height="96%"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Office_20_Theme-outline9" style:display-name="Office Theme-outline9" style:family="presentation" style:parent-style-name="Office_20_Theme-outline8">
      <style:paragraph-properties fo:margin-left="5.715cm" fo:margin-right="0cm" fo:margin-top="0.176cm" fo:margin-bottom="0cm" fo:line-height="96%"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8" style:family="drawing-page">
      <style:drawing-page-properties draw:background-size="border" draw:fill="solid" draw:fill-color="#ffffff"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pr20" style:family="presentation" style:parent-style-name="backgroundobjects">
      <style:graphic-properties draw:stroke="none" draw:fill="none" draw:fill-color="#ffffff" fo:min-height="1.421cm"/>
    </style:style>
    <style:style style:name="pr24" style:family="presentation" style:parent-style-name="Office_20_Theme-backgroundobjects">
      <style:graphic-properties draw:stroke="none" draw:fill="none" draw:fill-color="#ffffff" draw:textarea-horizontal-align="left" draw:textarea-vertical-align="middle" draw:auto-grow-height="true" draw:auto-grow-width="false" fo:min-height="0.76cm" fo:min-width="0cm" fo:padding-top="0.127cm" fo:padding-bottom="0.127cm" fo:padding-left="0.254cm" fo:padding-right="0.254cm" fo:wrap-option="wrap" draw:shadow="hidden"/>
    </style:style>
    <style:style style:name="pr25" style:family="presentation" style:parent-style-name="Office_20_Theme-backgroundobjects">
      <style:graphic-properties draw:stroke="none" draw:fill="none" draw:fill-color="#ffffff" draw:textarea-horizontal-align="justify" draw:textarea-vertical-align="middle" draw:auto-grow-height="true" draw:auto-grow-width="false" fo:min-height="0.76cm" fo:min-width="0cm" fo:padding-top="0.127cm" fo:padding-bottom="0.127cm" fo:padding-left="0.254cm" fo:padding-right="0.254cm" fo:wrap-option="wrap" draw:shadow="hidden"/>
    </style:style>
    <style:style style:name="pr28" style:family="presentation" style:parent-style-name="Office_20_Theme-backgroundobjects">
      <style:graphic-properties draw:stroke="none" draw:fill="none" draw:fill-color="#ffffff" draw:textarea-horizontal-align="right" draw:textarea-vertical-align="middle" draw:auto-grow-height="true" draw:auto-grow-width="false" fo:min-height="0.76cm" fo:min-width="0cm" fo:padding-top="0.127cm" fo:padding-bottom="0.127cm" fo:padding-left="0.254cm" fo:padding-right="0.254cm" fo:wrap-option="wrap" draw:shadow="hidden"/>
    </style:style>
    <style:style style:name="pr29" style:family="presentation" style:parent-style-name="Office_20_Theme-backgroundobjects">
      <style:graphic-properties draw:stroke="none" draw:fill="none" draw:fill-color="#ffffff" fo:min-height="0.999cm"/>
    </style:style>
    <style:style style:name="P19" style:family="paragraph">
      <style:paragraph-properties fo:margin-left="0cm" fo:margin-right="0cm" fo:text-indent="0cm"/>
    </style:style>
    <style:style style:name="P21" style:family="paragraph">
      <style:paragraph-properties fo:margin-left="0cm" fo:margin-right="0cm" fo:text-indent="0cm" style:writing-mode="lr-tb"/>
    </style:style>
    <style:style style:name="P22" style:family="paragraph">
      <style:paragraph-properties fo:margin-left="0cm" fo:margin-right="0cm" fo:line-height="103%" text:enable-numbering="false" fo:text-indent="0cm"/>
    </style:style>
    <style:style style:name="P26" style:family="paragraph">
      <style:paragraph-properties fo:margin-left="0cm" fo:margin-right="0cm" fo:line-height="103%" fo:text-align="end" text:enable-numbering="false" fo:text-indent="0cm"/>
    </style:style>
    <style:style style:name="T23" style:family="text">
      <style:text-properties fo:color="#898989" fo:font-family="Calibri" style:font-family-generic="swiss" style:font-pitch="variable" fo:font-size="12pt" fo:language="en" fo:country="US" style:font-size-asian="12pt" style:font-size-complex="12pt"/>
    </style:style>
    <style:style style:name="T27" style:family="text">
      <style:text-properties fo:color="#898989" fo:font-family="Calibri" style:font-family-generic="swiss" style:font-pitch="variable" fo:font-size="12pt" fo:language="en" fo:country="BE" style:font-size-asian="12pt" style:font-size-complex="12pt"/>
    </style:style>
    <text:list-style style:name="L18">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presentation:use-date-time-name="dtd1">
      <draw:frame presentation:style-name="pr20" draw:text-style-name="P21" draw:layer="backgroundobjects" svg:width="8.001cm" svg:height="1.422cm" svg:x="0cm" svg:y="0cm" presentation:class="header">
        <draw:text-box>
          <text:p text:style-name="P19"><presentation:header/></text:p>
        </draw:text-box>
      </draw:frame>
      <draw:frame presentation:style-name="pr20" draw:text-style-name="P21" draw:layer="backgroundobjects" svg:width="8.001cm" svg:height="1.422cm" svg:x="11.049cm" svg:y="0cm" presentation:class="date-time">
        <draw:text-box>
          <text:p text:style-name="P19"><presentation:date-time/></text:p>
        </draw:text-box>
      </draw:frame>
      <draw:frame presentation:style-name="pr20" draw:text-style-name="P21" draw:layer="backgroundobjects" svg:width="8.001cm" svg:height="1.422cm" svg:x="0cm" svg:y="23.978cm" presentation:class="footer">
        <draw:text-box>
          <text:p text:style-name="P19"><presentation:footer/></text:p>
        </draw:text-box>
      </draw:frame>
      <draw:frame presentation:style-name="pr20" draw:text-style-name="P21" draw:layer="backgroundobjects" svg:width="8.001cm" svg:height="1.422cm" svg:x="11.049cm" svg:y="23.978cm" presentation:class="page-number">
        <draw:text-box>
          <text:p text:style-name="P19"><text:page-number>Number Field</text:page-number></text:p>
        </draw:text-box>
      </draw:frame>
      <draw:page-thumbnail draw:layer="backgroundobjects" svg:width="6.666cm" svg:height="5cm" svg:x="1.905cm" svg:y="4.485cm" draw:page-number="1"/>
      <draw:page-thumbnail draw:layer="backgroundobjects" svg:width="6.666cm" svg:height="5cm" svg:x="10.477cm" svg:y="4.485cm" draw:page-number="2"/>
      <draw:page-thumbnail draw:layer="backgroundobjects" svg:width="6.666cm" svg:height="5cm" svg:x="1.905cm" svg:y="15.915cm" draw:page-number="3"/>
      <draw:page-thumbnail draw:layer="backgroundobjects" svg:width="6.666cm" svg:height="5cm" svg:x="10.477cm" svg:y="15.915cm" draw:page-number="4"/>
    </style:handout-master>
    <style:master-page style:name="Office_20_Theme" style:display-name="Office Theme" style:page-layout-name="PM1" draw:style-name="dp18">
      <draw:frame presentation:style-name="Office_20_Theme-title" draw:layer="backgroundobjects" svg:width="22.861cm" svg:height="3.176cm" svg:x="1.27cm" svg:y="0.763cm" presentation:class="title" presentation:placeholder="true">
        <draw:text-box/>
      </draw:frame>
      <draw:frame presentation:style-name="Office_20_Theme-outline1" draw:layer="backgroundobjects" svg:width="22.861cm" svg:height="12.573cm" svg:x="1.27cm" svg:y="4.445cm" presentation:class="outline" presentation:placeholder="true">
        <draw:text-box/>
      </draw:frame>
      <draw:frame presentation:style-name="pr24" draw:text-style-name="P21" draw:layer="backgroundobjects" svg:width="5.928cm" svg:height="1.015cm" svg:x="1.27cm" svg:y="17.657cm" presentation:class="date-time" presentation:user-transformed="true">
        <draw:text-box>
          <text:p text:style-name="P22"><text:span text:style-name="T23"><presentation:date-time/></text:span></text:p>
        </draw:text-box>
      </draw:frame>
      <draw:frame presentation:style-name="pr25" draw:text-style-name="P21" draw:layer="backgroundobjects" svg:width="8.045cm" svg:height="1.015cm" svg:x="8.678cm" svg:y="17.657cm" presentation:class="footer" presentation:user-transformed="true">
        <draw:text-box/>
      </draw:frame>
      <draw:frame presentation:style-name="pr28" draw:text-style-name="P21" draw:layer="backgroundobjects" svg:width="5.928cm" svg:height="1.015cm" svg:x="18.203cm" svg:y="17.657cm" presentation:class="page-number" presentation:user-transformed="true">
        <draw:text-box>
          <text:p text:style-name="P26"><text:span text:style-name="T27"><text:page-number>Number Field</text:page-number></text:span></text:p>
        </draw:text-box>
      </draw:frame>
      <presentation:notes style:page-layout-name="PM0">
        <draw:frame presentation:style-name="pr29" draw:text-style-name="P21" draw:layer="backgroundobjects" svg:width="7.62cm" svg:height="1cm" svg:x="0cm" svg:y="0cm" presentation:class="header">
          <draw:text-box>
            <text:p text:style-name="P19"><presentation:header/></text:p>
          </draw:text-box>
        </draw:frame>
        <draw:frame presentation:style-name="pr29" draw:text-style-name="P21" draw:layer="backgroundobjects" svg:width="7.62cm" svg:height="1cm" svg:x="11.43cm" svg:y="0cm" presentation:class="date-time">
          <draw:text-box>
            <text:p text:style-name="P19"><presentation:date-time/></text:p>
          </draw:text-box>
        </draw:frame>
        <draw:frame presentation:style-name="pr29" draw:text-style-name="P21" draw:layer="backgroundobjects" svg:width="7.62cm" svg:height="1cm" svg:x="0cm" svg:y="24.4cm" presentation:class="footer">
          <draw:text-box>
            <text:p text:style-name="P19"><presentation:footer/></text:p>
          </draw:text-box>
        </draw:frame>
        <draw:frame presentation:style-name="pr29" draw:text-style-name="P21" draw:layer="backgroundobjects" svg:width="7.62cm" svg:height="1cm" svg:x="11.43cm" svg:y="24.4cm" presentation:class="page-number">
          <draw:text-box>
            <text:p text:style-name="P19"><text:page-number>Number Field</text:page-number></text:p>
          </draw:text-box>
        </draw:frame>
        <draw:page-thumbnail presentation:style-name="Office_20_Theme-title" draw:layer="backgroundobjects" svg:width="10cm" svg:height="10cm" svg:x="0cm" svg:y="0cm" presentation:class="page"/>
        <draw:frame presentation:style-name="Office_20_Theme-notes" draw:layer="backgroundobjects" svg:width="16.268cm" svg:height="11.277cm" svg:x="1.4cm" svg:y="11.988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svg="urn:oasis:names:tc:opendocument:xmlns:svg-compatible: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meta>
    <meta:generator>Lotus Symphony/1.2.0_20090217.1625/Win32</meta:generator>
    <dc:title>Slide 1</dc:title>
    <!--645(Build:8693)-->
    <dc:title>Slide 1</dc:title>
    <meta:initial-creator>karthik</meta:initial-creator>
    <meta:creation-date>2010-01-18T14:02:13</meta:creation-date>
    <dc:creator>kuarc</dc:creator>
    <dc:date>2010-01-19T13:55:20</dc:date>
    <meta:print-date>2010-01-18T23:28:50</meta:print-date>
    <dc:language>en-US</dc:language>
    <meta:editing-cycles>20</meta:editing-cycles>
    <meta:editing-duration>PT1H42M32S</meta:editing-duration>
    <meta:user-defined meta:name="Info 1"/>
    <meta:user-defined meta:name="Info 2"/>
    <meta:user-defined meta:name="Info 3"/>
    <meta:user-defined meta:name="Info 4"/>
    <meta:document-statistic meta:object-count="45"/>
  </office:meta>
</office:document-meta>
</file>